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normal" officeooo:rsid="00767cc5" officeooo:paragraph-rsid="00ae883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e7ec67" fo:background-color="#ffff00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36fc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a485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c9c02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d0a0d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bold" officeooo:rsid="00767cc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e5d880" style:font-size-asian="10pt" style:font-weight-asian="bold" style:font-size-complex="10pt" style:font-weight-complex="bold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2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ff0000" style:font-name="monospace" fo:font-size="10pt" fo:letter-spacing="normal" fo:font-style="normal" fo:font-weight="bold" officeooo:rsid="00e67a3b" officeooo:paragraph-rsid="00e67a3b" style:font-size-asian="10pt" style:font-weight-asian="bold" style:font-size-complex="10pt" style:font-weight-complex="bold"/>
    </style:style>
    <style:style style:name="P2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2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2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2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2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deabb6" fo:background-color="#ffff00" style:font-weight-asian="bold" style:font-weight-complex="bold"/>
    </style:style>
    <style:style style:name="P3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3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7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7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79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P80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e2133b"/>
    </style:style>
    <style:style style:name="P81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8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paragraph-rsid="00a6e346" fo:background-color="transparent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ea2ef4"/>
    </style:style>
    <style:style style:name="P8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a933" fo:font-weight="normal" officeooo:paragraph-rsid="00a6e346" fo:background-color="transparent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a933" fo:font-weight="normal" officeooo:paragraph-rsid="00ea2ef4" style:font-weight-asian="normal" style:font-weight-complex="normal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color="#000000" fo:font-weight="bold" officeooo:rsid="00ea2ef4" fo:background-color="transparent" loext:char-shading-value="0" style:font-weight-asian="bold" style:font-weight-complex="bold"/>
    </style:style>
    <style:style style:name="T11" style:family="text">
      <style:text-properties fo:color="#000000" officeooo:rsid="00ea2ef4" fo:background-color="transparent" loext:char-shading-value="0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6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7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6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30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2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4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5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6" style:family="text">
      <style:text-properties fo:font-variant="normal" fo:text-transform="none" fo:color="#ff0000" style:font-name="Consolas" fo:font-size="10pt" fo:letter-spacing="normal" fo:font-style="normal" fo:font-weight="bold" officeooo:rsid="00767cc5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7" style:family="text">
      <style:text-properties fo:font-variant="normal" fo:text-transform="none" fo:color="#ff0000" style:font-name="Consolas" fo:font-size="10pt" fo:letter-spacing="normal" fo:font-style="normal" fo:font-weight="bold" officeooo:rsid="00d49371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8" style:family="text">
      <style:text-properties fo:color="#999999" officeooo:rsid="0026793c"/>
    </style:style>
    <style:style style:name="T39" style:family="text">
      <style:text-properties fo:color="#999999" officeooo:rsid="002b4312"/>
    </style:style>
    <style:style style:name="T40" style:family="text">
      <style:text-properties fo:color="#999999" officeooo:rsid="00299511" style:font-size-asian="10pt" style:font-size-complex="10pt"/>
    </style:style>
    <style:style style:name="T41" style:family="text">
      <style:text-properties officeooo:rsid="0026793c"/>
    </style:style>
    <style:style style:name="T42" style:family="text">
      <style:text-properties fo:color="#00a933"/>
    </style:style>
    <style:style style:name="T43" style:family="text">
      <style:text-properties fo:color="#00a933" officeooo:rsid="00450c81"/>
    </style:style>
    <style:style style:name="T44" style:family="text">
      <style:text-properties fo:color="#00a933" officeooo:rsid="00449123"/>
    </style:style>
    <style:style style:name="T45" style:family="text">
      <style:text-properties fo:color="#00a933" officeooo:rsid="00406ee0"/>
    </style:style>
    <style:style style:name="T46" style:family="text">
      <style:text-properties fo:color="#00a933" officeooo:rsid="004857e7"/>
    </style:style>
    <style:style style:name="T47" style:family="text">
      <style:text-properties fo:color="#00a933" officeooo:rsid="0049c045"/>
    </style:style>
    <style:style style:name="T48" style:family="text">
      <style:text-properties fo:color="#00a933" officeooo:rsid="00449123" fo:background-color="transparent" loext:char-shading-value="0"/>
    </style:style>
    <style:style style:name="T49" style:family="text">
      <style:text-properties fo:color="#00a933" officeooo:rsid="00392ba4" fo:background-color="transparent" loext:char-shading-value="0"/>
    </style:style>
    <style:style style:name="T50" style:family="text">
      <style:text-properties fo:color="#00a933" officeooo:rsid="0049c045" fo:background-color="transparent" loext:char-shading-value="0"/>
    </style:style>
    <style:style style:name="T51" style:family="text">
      <style:text-properties officeooo:rsid="00449123"/>
    </style:style>
    <style:style style:name="T52" style:family="text">
      <style:text-properties officeooo:rsid="0049c045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5" style:family="text">
      <style:text-properties officeooo:rsid="004cccdf"/>
    </style:style>
    <style:style style:name="T56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7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58" style:family="text">
      <style:text-properties fo:color="#c0c0c0"/>
    </style:style>
    <style:style style:name="T59" style:family="text">
      <style:text-properties fo:color="#000080"/>
    </style:style>
    <style:style style:name="T60" style:family="text">
      <style:text-properties officeooo:rsid="0020edfd" style:font-size-asian="10pt" style:font-size-complex="10pt"/>
    </style:style>
    <style:style style:name="T61" style:family="text">
      <style:text-properties fo:font-weight="bold" style:font-size-asian="10pt" style:font-weight-asian="bold" style:font-size-complex="10pt" style:font-weight-complex="bold"/>
    </style:style>
    <style:style style:name="T62" style:family="text">
      <style:text-properties fo:font-weight="bold" officeooo:rsid="0020edfd" style:font-size-asian="10pt" style:font-weight-asian="bold" style:font-size-complex="10pt" style:font-weight-complex="bold"/>
    </style:style>
    <style:style style:name="T63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4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65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fo:color="#c9211e" fo:font-weight="normal" style:font-size-asian="10pt" style:font-weight-asian="normal" style:font-size-complex="10pt" style:font-weight-complex="normal"/>
    </style:style>
    <style:style style:name="T67" style:family="text">
      <style:text-properties fo:color="#c9211e" officeooo:rsid="003a12f1"/>
    </style:style>
    <style:style style:name="T68" style:family="text">
      <style:text-properties fo:color="#c9211e" officeooo:rsid="009560fb"/>
    </style:style>
    <style:style style:name="T69" style:family="text">
      <style:text-properties fo:color="#c9211e" style:font-name="Consolas1" fo:font-size="12pt" fo:font-weight="normal" style:font-weight-asian="normal" style:font-weight-complex="normal"/>
    </style:style>
    <style:style style:name="T70" style:family="text">
      <style:text-properties fo:background-color="#ffff00" loext:char-shading-value="0"/>
    </style:style>
    <style:style style:name="T71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officeooo:rsid="00755e6e" style:font-name-asian="Noto Sans Mono CJK SC" style:font-name-complex="Liberation Mono"/>
    </style:style>
    <style:style style:name="T73" style:family="text">
      <style:text-properties officeooo:rsid="009560fb"/>
    </style:style>
    <style:style style:name="T74" style:family="text">
      <style:text-properties officeooo:rsid="003a12f1"/>
    </style:style>
    <style:style style:name="T75" style:family="text">
      <style:text-properties officeooo:rsid="0096ece9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ea2ef4" fo:background-color="transparent" loext:char-shading-value="0"/>
    </style:style>
    <style:style style:name="T78" style:family="text">
      <style:text-properties officeooo:rsid="00b1fce7"/>
    </style:style>
    <style:style style:name="T79" style:family="text">
      <style:text-properties officeooo:rsid="00b23a86"/>
    </style:style>
    <style:style style:name="T80" style:family="text">
      <style:text-properties officeooo:rsid="00c81789"/>
    </style:style>
    <style:style style:name="T81" style:family="text">
      <style:text-properties style:font-name-asian="Noto Sans Mono CJK SC" style:font-name-complex="Liberation Mono"/>
    </style:style>
    <style:style style:name="T82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83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84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5" style:family="text">
      <style:text-properties officeooo:rsid="00d7d243"/>
    </style:style>
    <style:style style:name="T86" style:family="text">
      <style:text-properties officeooo:rsid="00dfd703"/>
    </style:style>
    <style:style style:name="T87" style:family="text">
      <style:text-properties officeooo:rsid="00e0fbbf"/>
    </style:style>
    <style:style style:name="T88" style:family="text">
      <style:text-properties officeooo:rsid="00e3b472"/>
    </style:style>
    <style:style style:name="T89" style:family="text">
      <style:text-properties officeooo:rsid="00e5d880"/>
    </style:style>
    <style:style style:name="T90" style:family="text">
      <style:text-properties officeooo:rsid="00ea2e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70">https://habr.com/ru/companies/flant/articles/336654/</text:span></text:a></text:p>
      <text:p text:style-name="P2"/>
      <text:p text:style-name="P73">Запуск из моего репозитория</text:p>
      <text:p text:style-name="P71">docker run <text:s/>-e TERM=xterm <text:s/>8evgeny/cowsay-dockerfile</text:p>
      <text:p text:style-name="P42"/>
      <text:p text:style-name="P41"><text:span text:style-name="T76">ssh </text:span><text:a xlink:type="simple" xlink:href="mailto:asoldatov@172.17.4.40" text:style-name="Internet_20_link" text:visited-style-name="Visited_20_Internet_20_Link"><text:span text:style-name="T76">asoldatov@172.17.4.40</text:span></text:a></text:p>
      <text:p text:style-name="P42">8B&amp;987b*&amp;^5c*V&amp;^%</text:p>
      <text:p text:style-name="P42"/>
      <text:p text:style-name="P53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43">123</text:p>
      <text:p text:style-name="P43"/>
      <text:p text:style-name="P84"><text:span text:style-name="T8">ssh evg@172.17.4.40 ./</text:span><text:span text:style-name="T10">build</text:span></text:p>
      <text:p text:style-name="P86"><text:span text:style-name="T77">#!/usr/bin/bash</text:span></text:p>
      <text:p text:style-name="P86"><text:span text:style-name="T77">cd SOFT/Github/GIT/16_WEB_ARHIV/create_content_for_web/build &amp;&amp; rm CMakeCache.txt &amp;&amp; cmake -DCMAKE_BUILD_TYPE=Release .. &amp;&amp; make -j8 all</text:span></text:p>
      <text:p text:style-name="P42">ssh evg@172.17.4.40 ./start</text:p>
      <text:p text:style-name="P85">#!/usr/bin/bash</text:p>
      <text:p text:style-name="P85">cp -fr /home/evg/WG/Ниокр-Актуальные\ документы/* /home/evg/SOFT/Github/GIT/16_WEB_ARHIV/NIOKR_aktual_DOC</text:p>
      <text:p text:style-name="P85">cp -fr /home/evg/WG/Ниокр-Документы\ по\ обозначениям/* /home/evg/SOFT/Github/GIT/16_WEB_ARHIV/NIOKR_IUL</text:p>
      <text:p text:style-name="P85">cp -fr /home/evg/WG/Ниокр-Извещения\ об\ изменении/* /home/evg/SOFT/Github/GIT/16_WEB_ARHIV/NIOKR_messages</text:p>
      <text:p text:style-name="P85">cp -fr /home/evg/WG/Ниокр-Неактуальные\ документы/* /home/evg/SOFT/Github/GIT/16_WEB_ARHIV/NIOKR_old_DOC</text:p>
      <text:p text:style-name="P85">cd /home/evg/SOFT/Github/GIT/16_WEB_ARHIV/create_content_for_web/build</text:p>
      <text:p text:style-name="P85">./creater_web_content /home/evg/SOFT/Github/GIT/16_WEB_ARHIV/NIOKR_aktual_DOC</text:p>
      <text:p text:style-name="P50"/>
      <text:p text:style-name="P50"/>
      <text:p text:style-name="P54"><text:span text:style-name="T67">sudo sshfs -o allow_other </text:span><text:span text:style-name="T68">evg</text:span><text:span text:style-name="T67">@172.17.4.40:/home/</text:span><text:span text:style-name="T68">evg</text:span><text:span text:style-name="T67">/ ~/SOFT/Github/GIT/24_arhiv/</text:span><text:span text:style-name="T68">evg</text:span></text:p>
      <text:p text:style-name="P52"/>
      <text:p text:style-name="P30"><text:span text:style-name="T74">docker run -it --rm -d -p </text:span><text:span text:style-name="T71">8888</text:span><text:span text:style-name="T74">:80 --name web -v </text:span><text:span text:style-name="T73">/home/evg/16_WEB_ARHIV/CONTENT</text:span><text:span text:style-name="T74">:/usr/share/nginx/html nginx </text:span></text:p>
      <text:p text:style-name="P30">docker run -it -p 5432:5432 --name niokr_archiv_PSQL_13.3 -v ./postgres_data:/var/lib/postgresql/data postgres:13.3</text:p>
      <text:p text:style-name="P31"/>
      <text:p text:style-name="P31">docker-<text:span text:style-name="T86">compose up <text:s/></text:span><text:span text:style-name="T87">(выполнить на виртуалке перед началом работы)</text:span></text:p>
      <text:p text:style-name="P31"/>
      <text:p text:style-name="P31"/>
      <text:p text:style-name="P53"><text:a xlink:type="simple" xlink:href="http://172.17.4.40:8888/" text:style-name="Internet_20_link" text:visited-style-name="Visited_20_Internet_20_Link"><text:span text:style-name="T63">http://172.17.4.40:8</text:span></text:a><text:a xlink:type="simple" xlink:href="http://172.17.4.40:8888/" text:style-name="Internet_20_link" text:visited-style-name="Visited_20_Internet_20_Link"><text:span text:style-name="T64">888</text:span></text:a></text:p>
      <text:p text:style-name="P51"/>
      <text:p text:style-name="P26">docker build -t <text:s/>createwebcontent ~/SOFT/Github/GIT/16_WEB_ARHIV <text:s/><text:span text:style-name="T75">(см Dockerfile)</text:span></text:p>
      <text:p text:style-name="P25">docker tag createwebcontent 8evgeny/createwebcontent</text:p>
      <text:p text:style-name="P27">docker login <text:s text:c="3"/>(8evgeny <text:s text:c="2"/>password)</text:p>
      <text:p text:style-name="P25">docker push 8evgeny/createwebcontent</text:p>
      <text:p text:style-name="P25"/>
      <text:p text:style-name="P3"/>
      <text:p text:style-name="P8">Скрипт start</text:p>
      <text:p text:style-name="P29"/>
      <text:p text:style-name="P4">#!/usr/bin/bash</text:p>
      <text:p text:style-name="P4">docker run -it --rm -d -p 8888:80 --name web -v /home/evg/16_WEB_ARHIV/CONTENT:/usr/share/nginx/html nginx</text:p>
      <text:p text:style-name="P4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15">- Контейнер создан с теми-же путями</text:p>
      <text:p text:style-name="P15">- Помещен в DockerHub</text:p>
      <text:p text:style-name="P15">- На виртуалке по команде docker run <text:s/>он <text:s/>выкачивается</text:p>
      <text:p text:style-name="P33"><text:span text:style-name="T12">- </text:span><text:span text:style-name="T14">При запуске </text:span><text:span text:style-name="T16">у</text:span><text:span text:style-name="T14"> </text:span><text:span text:style-name="T13">контейнера </text:span><text:span text:style-name="T14">подменяется путь к Актуальным документам <text:s/></text:span><text:span text:style-name="T13">(используется не внутренний а </text:span><text:span text:style-name="T16">путь виртуалки</text:span><text:span text:style-name="T13"> </text:span><text:span text:style-name="T15">/home/evg/Ниокр-Актуальные_документы</text:span><text:span text:style-name="T14"> (добавить потом другие пути)</text:span></text:p>
      <text:p text:style-name="P16">- <text:span text:style-name="T78">/home/evg/16_WEB_ARHIV/</text:span><text:span text:style-name="T80">CONTENT</text:span><text:span text:style-name="T78"> <text:s/>- <text:s/>и все что внутри - результат работы контейнера</text:span></text:p>
      <text:p text:style-name="P32"><text:soft-page-break/><text:span text:style-name="T12">- После работы </text:span><text:span text:style-name="T16">контейнер</text:span><text:span text:style-name="T12"> останавливается но не удаляется ( нет флага –rm )</text:span></text:p>
      <text:p text:style-name="P17">- Копируем все содержимое контейнера <text:span text:style-name="T79">в </text:span><text:span text:style-name="T78">/home/evg/16_WEB_ARHIV</text:span></text:p>
      <text:p text:style-name="P15">- Удаляем контейнер</text:p>
      <text:p text:style-name="P18"/>
      <text:p text:style-name="P20">sudo -i -u postgres</text:p>
      <text:p text:style-name="P20">psql -c "CREATE DATABASE <text:span text:style-name="T89">\”</text:span>niokrDB<text:span text:style-name="T89">\”</text:span> WITH OWNER postgres" <text:s text:c="3"/><text:span text:style-name="T88">(на виртуалке)</text:span></text:p>
      <text:p text:style-name="P21"/>
      <text:p text:style-name="P24">Нет связи между контейнером и postgres – перенес все приложение на виртуалку (пришлось доустановить либу C++)</text:p>
      <text:p text:style-name="P24">Теперь все в скрипте start</text:p>
      <text:p text:style-name="P21"/>
      <text:p text:style-name="P7"><text:span text:style-name="T74">docker run -it --rm -d -p </text:span><text:span text:style-name="T72">8888</text:span><text:span text:style-name="T74">:80 --name web -v </text:span><text:span text:style-name="T73">/home/evg/SOFT/Github/GIT/16_WEB_ARHIV/CONTENT</text:span><text:span text:style-name="T74">:/usr/share/nginx/html nginx </text:span></text:p>
      <text:p text:style-name="P21"/>
      <text:p text:style-name="P21"/>
      <text:p text:style-name="P18"/>
      <text:p text:style-name="P19">PSQL</text:p>
      <text:p text:style-name="P79"><text:span text:style-name="Emphasis"><text:span text:style-name="T33">docker exec -it </text:span></text:span><text:span text:style-name="Source_20_Text"><text:span text:style-name="T35">niokr_archiv_PSQL_13.3</text:span></text:span><text:span text:style-name="Emphasis"><text:span text:style-name="T33"> psql -U </text:span></text:span><text:span text:style-name="Emphasis"><text:span text:style-name="T34">postgres</text:span></text:span><text:span text:style-name="Emphasis"><text:span text:style-name="T33"> -d </text:span></text:span><text:span text:style-name="Emphasis"><text:span text:style-name="T34">niokrDB</text:span></text:span></text:p>
      <text:p text:style-name="P80"><text:span text:style-name="Emphasis"><text:span text:style-name="T36">docker exec -it niokr_archiv_PSQL_13.3 psql -U postgres -d niokrDB -c '</text:span></text:span><text:span text:style-name="Emphasis"><text:span text:style-name="T37">CREATE TABLE IF NOT EXISTS WEB_CONTENT (folder TEXT,oboznachenieIkodDokumenta TEXT,naimenovanieIzdeliya <text:s/>TEXT,naimenovanieDokumenta TEXT,changeNumStr TEXT,notificationDataStr TEXT,controlSummOrigin TEXT,infoOrderList TEXT,created TEXT)’</text:span></text:span></text:p>
      <text:p text:style-name="P9">\l <text:s text:c="2"/>базы</text:p>
      <text:p text:style-name="P9">\dt <text:s/>таблицы</text:p>
      <text:p text:style-name="P9">\dS web_content <text:s text:c="4"/><text:span text:style-name="T85">столбцы</text:span></text:p>
      <text:p text:style-name="P14">docker exec -it niokr_archiv_PSQL_13.3 psql -U postgres -d niokrDB -c 'SELECT * FROM web_content'</text:p>
      <text:p text:style-name="P10">docker exec -it niokr_archiv_PSQL_13.3 psql -U postgres -d niokrDB -c 'SELECT * FROM web_content ORDER BY oboznachenieikoddokumenta'</text:p>
      <text:p text:style-name="P11">docker exec -it niokr_archiv_PSQL_13.3 psql -U postgres -d niokrDB -c 'SELECT * FROM web_content ORDER BY naimenovanieizdeliya'</text:p>
      <text:p text:style-name="P12">docker exec -it niokr_archiv_PSQL_13.3 psql -U postgres -d niokrDB -c 'SELECT * FROM web_content ORDER BY naimenovaniedokumenta'</text:p>
      <text:p text:style-name="P11">docker exec -it niokr_archiv_PSQL_13.3 psql -U postgres -d niokrDB -c 'SELECT * FROM web_content ORDER BY notificationdatastr'</text:p>
      <text:p text:style-name="P13">docker exec -it niokr_archiv_PSQL_13.3 psql -U postgres -d niokrDB -c 'SELECT * FROM web_content ORDER BY infoorderlist'</text:p>
      <text:p text:style-name="P11"/>
      <text:p text:style-name="P11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cd "Ниокр-Актуальные документы"</text:p>
      <text:p text:style-name="P18">Qwerty123Qwerty123</text:p>
      <text:p text:style-name="P18"/>
      <text:p text:style-name="P18"><text:span text:style-name="Source_20_Text"><text:span text:style-name="T84">sudo apt-get install keyutils</text:span></text:span><text:span text:style-name="Source_20_Text"><text:span text:style-name="T82"> <text:s/>- <text:s/></text:span></text:span><text:span text:style-name="Source_20_Text"><text:span text:style-name="T83">без этого не монтировалось</text:span></text:span></text:p>
      <text:p text:style-name="P23">sudo mount -t cifs //172.20.6.32/git/TRANSFER -o cred=/home/evg/.cifs_evg,vers=3.0 <text:s/>/home/evg/TRANSFER</text:p>
      <text:p text:style-name="P35"><text:span text:style-name="T21">sudo mount -t cifs //172.20.6.32/git/</text:span><text:span text:style-name="T26">Рабочие</text:span><text:span text:style-name="T27">\</text:span><text:span text:style-name="T26"> группы</text:span><text:span text:style-name="T21"> -o cred=/home/evg/.cifs_evg,vers=3.0 <text:s/>/home/evg/</text:span><text:span text:style-name="T22">WG</text:span></text:p>
      <text:p text:style-name="P18"/>
      <text:p text:style-name="P20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81">u</text:span></text:a><text:a xlink:type="simple" xlink:href="mailto:username%3Devgeniy.parubets@git-holding.ru" text:style-name="Internet_20_link" text:visited-style-name="Visited_20_Internet_20_Link"><text:span text:style-name="T81">sername=evgeniy.parubets@git-holding.ru</text:span></text:a><text:span text:style-name="T81">,</text:span>password=Qwerty123Qwerty123,vers=1.0</text:p>
      <text:p text:style-name="P28"><text:span text:style-name="T17">sudo mount.cifs //fs01.git-holding.ru/git/</text:span><text:span text:style-name="T23">Рабочие</text:span><text:span text:style-name="T24">\</text:span><text:span text:style-name="T23"> группы</text:span><text:span text:style-name="T17"> /home/evg/</text:span><text:span text:style-name="T25">WG</text:span><text:span text:style-name="T17"> -o username=evgeniy.parubets@git-holding.ru,password=Qwerty123Qwerty123,vers=1.0</text:span></text:p>
      <text:p text:style-name="P6">172.20.6.32</text:p>
      <text:p text:style-name="P22"><text:span text:style-name="T66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65">,</text:span><text:span text:style-name="T66">password=Qwerty123Qwerty123,</text:span><text:span text:style-name="T69">iocharset=utf8,</text:span><text:span text:style-name="T66">vers=1.0</text:span></text:p>
      <text:p text:style-name="P44"/>
      <text:p text:style-name="P34"><text:span text:style-name="Source_20_Text"><text:span text:style-name="T28">mount -t cifs </text:span></text:span><text:span text:style-name="Source_20_Text"><text:span text:style-name="T18">//172.20.6.32/git/TRANSFER</text:span></text:span><text:span text:style-name="Source_20_Text"><text:span text:style-name="T19">$</text:span></text:span><text:span text:style-name="Source_20_Text"><text:span text:style-name="T28"> -o cred=/home/</text:span></text:span><text:span text:style-name="Source_20_Text"><text:span text:style-name="T29">evg</text:span></text:span><text:span text:style-name="Source_20_Text"><text:span text:style-name="T28">/.cifs_</text:span></text:span><text:span text:style-name="Source_20_Text"><text:span text:style-name="T29">evg</text:span></text:span><text:span text:style-name="Source_20_Text"><text:span text:style-name="T28">,vers=3.0 <text:s/>/</text:span></text:span><text:span text:style-name="Source_20_Text"><text:span text:style-name="T31">home/</text:span></text:span><text:span text:style-name="Source_20_Text"><text:span text:style-name="T30">evg/</text:span></text:span><text:span text:style-name="Source_20_Text"><text:span text:style-name="T20">TRANSFER</text:span></text:span></text:p>
      <text:p text:style-name="P44"/>
      <text:p text:style-name="P44"/>
      <text:p text:style-name="P44"/>
      <text:p text:style-name="P44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45">sudo smbclient /<text:span text:style-name="T32">//fs01.git-holding.ru/git/TRANSFER </text:span><text:s/>-N -c "cd NewFolder; tar c captures.tar *.cap"</text:p>
      <text:p text:style-name="P56"/>
      <text:p text:style-name="P57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udo groupadd docker</text:p>
      <text:p text:style-name="P1">sudo gpasswd -a $USER docker</text:p>
      <text:p text:style-name="P36">docker run hello-world</text:p>
      <text:p text:style-name="P36">docker run -it ubuntu bash</text:p>
      <text:p text:style-name="P37">docker image ls</text:p>
      <text:p text:style-name="P40"><text:span text:style-name="T61">docker rm </text:span><text:span text:style-name="T62">ИМЯ </text:span><text:span text:style-name="T60"><text:tab/> <text:s/><text:tab/></text:span><text:span text:style-name="T40">удалить окончательно</text:span></text:p>
      <text:p text:style-name="P48"/>
      <text:p text:style-name="P38"><text:span text:style-name="T41">docker rm -v $(docker ps -aq -f status=exited) <text:s text:c="2"/></text:span><text:span text:style-name="T39">удалить все остановленные</text:span><text:span text:style-name="T38"><text:tab/></text:span></text:p>
      <text:p text:style-name="P76"><text:span text:style-name="T56">echo alias </text:span><text:span text:style-name="T57">drm</text:span><text:span text:style-name="T56">="'docker rm -v $(docker ps -aq -f status=exited)'"&gt;&gt;.bashrc</text:span></text:p>
      <text:p text:style-name="P48"/>
      <text:p text:style-name="P46"><text:span text:style-name="T2">docker rm -v $(docker ps -aq -f status=</text:span><text:span text:style-name="T3">created</text:span><text:span text:style-name="T2">)</text:span></text:p>
      <text:p text:style-name="P39">docker rm 3e4029856551</text:p>
      <text:p text:style-name="P46"><text:span text:style-name="T2">docker </text:span><text:span text:style-name="T4">start</text:span><text:span text:style-name="T2"> 02b4b3b7b905</text:span></text:p>
      <text:p text:style-name="P39">docker stop 02b4b3b7b905</text:p>
      <text:p text:style-name="P39"/>
      <text:p text:style-name="P39">С помощью Docker можно запустить командную оболочку shell внутри контейнера, выполнив следующую команду:</text:p>
      <text:p text:style-name="P49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39"/>
      <text:p text:style-name="P81"><text:span text:style-name="T42">docker run -it --name cowsay -h cowsay </text:span><text:span text:style-name="T46">debian</text:span><text:span text:style-name="T42"> bash </text:span></text:p>
      <text:p text:style-name="P81"><text:span text:style-name="T42">apt-get update </text:span><text:span text:style-name="T45">&amp;&amp; </text:span><text:span text:style-name="T42">apt-get install -y cowsay fortune </text:span></text:p>
      <text:p text:style-name="P60"><text:span text:style-name="T43">echo </text:span><text:span text:style-name="T44">"while true; do clear &amp;&amp; /usr/games/fortune | /usr/games/cowsay &amp;&amp; sleep </text:span><text:span text:style-name="T43">3</text:span><text:span text:style-name="T44">; done" &gt; /</text:span><text:span text:style-name="T47">usr/games/</text:span><text:span text:style-name="T44">test.sh</text:span></text:p>
      <text:p text:style-name="P64">chmod +x /usr/games/test.sh</text:p>
      <text:p text:style-name="P66"><text:span text:style-name="T44">/</text:span><text:span text:style-name="T47">usr/games/</text:span><text:span text:style-name="T44">test.sh</text:span></text:p>
      <text:p text:style-name="P47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61">docker commit cowsay test/cowsayimage</text:p>
      <text:p text:style-name="P47"><text:s/>Теперь у нас есть образ с предустановленным приложением cowsay, который мы можем запускать в любое время:</text:p>
      <text:p text:style-name="P62">docker run <text:s/>-e TERM=xterm <text:s/>test/cowsayimage <text:span text:style-name="T55">sh </text:span><text:span text:style-name="T51">/</text:span><text:span text:style-name="T52">usr/games/</text:span><text:span text:style-name="T51">test.sh</text:span></text:p>
      <text:p text:style-name="P67"><text:span text:style-name="T48">docker </text:span><text:span text:style-name="T49">run</text:span><text:span text:style-name="T48"> --tty </text:span><text:span text:style-name="T49">test/cowsayimage</text:span><text:span text:style-name="T48"> env TERM=xterm /</text:span><text:span text:style-name="T50">usr/games/</text:span><text:span text:style-name="T48">test.sh</text:span></text:p>
      <text:p text:style-name="P63">echo alias cowsay="'docker run --tty test/cowsayimage env TERM=xterm /usr/games/test.sh'"&gt;&gt;.bashrc</text:p>
      <text:p text:style-name="P68"><text:span text:style-name="T54">п</text:span><text:span text:style-name="T53">ерезагрузить терминал</text:span></text:p>
      <text:p text:style-name="P65">cowsay</text:p>
      <text:p text:style-name="P70"/>
      <text:p text:style-name="P74">docker system prune -a</text:p>
      <text:p text:style-name="P72">Веб-сервер <text:s/></text:p>
      <text:p text:style-name="P78">docker run -it --rm -d -p 8080:80 --name web -v ~/SOFT/Github/GIT/16_WEB_ARHIV/CONTENT:/usr/share/nginx/html nginx</text:p>
      <text:p text:style-name="P58"><text:span text:style-name="T58"><text:s text:c="36"/></text:span>или</text:p>
      <text:p text:style-name="P58">docker<text:span text:style-name="T58"> </text:span>run<text:span text:style-name="T58"> </text:span>-it<text:span text:style-name="T58"> </text:span>--rm<text:span text:style-name="T58"> </text:span>-d<text:span text:style-name="T58"> </text:span>-p<text:span text:style-name="T58"> </text:span><text:span text:style-name="T59">8080</text:span>:<text:span text:style-name="T59">80</text:span><text:span text:style-name="T58"> </text:span>--name<text:span text:style-name="T58"> </text:span>web2<text:span text:style-name="T58"> </text:span>-v<text:span text:style-name="T58"> </text:span>~/SOFT/Github/GIT/<text:span text:style-name="T59">16_WEB_ARHIV</text:span>/CONTENT:/usr/local/apache2/htdocs/<text:span text:style-name="T58"> </text:span>httpd:<text:span text:style-name="T59">2.4</text:span></text:p>
      <text:p text:style-name="P59"/>
      <text:p text:style-name="P59"/>
      <text:p text:style-name="P58">docker<text:span text:style-name="T58"> </text:span>build<text:span text:style-name="T58"> </text:span>-t<text:span text:style-name="T58"> <text:s/></text:span>createwebcontent<text:span text:style-name="T58"> </text:span>~/SOFT/Github/GIT/<text:span text:style-name="T59">16_WEB_ARHIV</text:span></text:p>
      <text:p text:style-name="P58">Один<text:span text:style-name="T58"> </text:span>раз<text:span text:style-name="T58"> </text:span>дать<text:span text:style-name="T58"> </text:span>права<text:span text:style-name="T58"> </text:span>на<text:span text:style-name="T58"> </text:span>запись<text:span text:style-name="T58"> </text:span>других</text:p>
      <text:p text:style-name="P77">sudo<text:span text:style-name="T58"> </text:span>chmod<text:span text:style-name="T58"> </text:span>-R<text:span text:style-name="T58"> </text:span>ugo+rwx<text:span text:style-name="T58"> </text:span>~/SOFT/Github/GIT/<text:span text:style-name="T59">16_WEB_ARHIV</text:span>/CONTENT/content_for_web</text:p>
      <text:p text:style-name="P58">После<text:span text:style-name="T58"> </text:span>отработки<text:span text:style-name="T58"> </text:span>контейнера,<text:span text:style-name="T58"> </text:span>чтобы<text:span text:style-name="T58"> </text:span>пересобрать<text:span text:style-name="T58"> </text:span>-<text:span text:style-name="T58"> </text:span>удалить<text:span text:style-name="T58"> </text:span>под<text:span text:style-name="T58"> </text:span>root<text:span text:style-name="T58"> </text:span>файлы<text:span text:style-name="T58"> </text:span>из<text:span text:style-name="T58"> </text:span>content_for_web<text:span text:style-name="T58"> <text:s/></text:span>или</text:p>
      <text:p text:style-name="P77">sudo<text:span text:style-name="T58"> </text:span>chown<text:span text:style-name="T58"> </text:span>-R<text:span text:style-name="T58"> </text:span>evg:evg<text:span text:style-name="T58"> </text:span>~/SOFT/Github/GIT/<text:span text:style-name="T59">16_WEB_ARHIV</text:span>/CONTENT/content_for_web<text:span text:style-name="T58"> </text:span>&amp;&amp;<text:span text:style-name="T58"> </text:span>chmod<text:span text:style-name="T58"> </text:span>-R<text:span text:style-name="T58"> </text:span>ugo+rwx<text:span text:style-name="T58"> </text:span>~/SOFT/Github/GIT/<text:span text:style-name="T59">16_WEB_ARHIV</text:span>/CONTENT/content_for_web</text:p>
      <text:p text:style-name="P58">docker<text:span text:style-name="T58"> </text:span>run<text:span text:style-name="T58"> </text:span>--name=createwebcontent<text:span text:style-name="T58"> </text:span>--rm<text:span text:style-name="T58"> </text:span>-v<text:span text:style-name="T58"> </text:span>~/SOFT/Github/GIT/<text:span text:style-name="T59">16_WEB_ARHIV</text:span>/CONTENT:/home/evg/CONTENT<text:span text:style-name="T58"> </text:span>-v<text:span text:style-name="T58"> </text:span>~/SOFT/Github/GIT/<text:span text:style-name="T59">16_WEB_ARHIV</text:span>/Ниокр-Актуальные_документы:/home/evg/Ниокр-Актуальные_документы<text:span text:style-name="T58"> </text:span>-v<text:span text:style-name="T58"> </text:span>~/SOFT/Github/GIT/<text:span text:style-name="T59">16_WEB_ARHIV</text:span>/Ниокр-Документы_по_обозначениям:/home/evg/Ниокр-Документы_по_обозначениям<text:span text:style-name="T58"> </text:span>-v<text:span text:style-name="T58"> </text:span>~/SOFT/Github/GIT/<text:span text:style-name="T59">16_WEB_ARHIV</text:span>/Ниокр-Извещения_об_изменении:/home/evg/Ниокр-Извещения_об_изменении<text:span text:style-name="T58"> </text:span>-v<text:span text:style-name="T58"> </text:span>~/SOFT/Github/GIT/<text:span text:style-name="T59">16_WEB_ARHIV</text:span>/Ниокр-Неактуальные_документы:/home/evg/Ниокр-Неактуальные_документы<text:span text:style-name="T58"> </text:span>-v<text:span text:style-name="T58"> </text:span>/etc/timezone:/etc/timezone:ro<text:span text:style-name="T58"> </text:span>-v<text:span text:style-name="T58"> </text:span>/etc/localtime:/etc/localtime:ro<text:span text:style-name="T58"> </text:span>createwebcontent</text:p>
      <text:p text:style-name="P58"/>
      <text:p text:style-name="P58">docker<text:span text:style-name="T58"> </text:span>system<text:span text:style-name="T58"> </text:span>prune</text:p>
      <text:p text:style-name="P58">cd<text:span text:style-name="T58"> </text:span>~/SOFT/Github/GIT/<text:span text:style-name="T59">16_WEB_ARHIV</text:span><text:span text:style-name="T58"> </text:span>&amp;&amp;<text:span text:style-name="T58"> </text:span>docker<text:span text:style-name="T58"> </text:span>save<text:span text:style-name="T58"> </text:span>createwebcontent<text:span text:style-name="T58"> </text:span>&gt;<text:span text:style-name="T58"> </text:span>createwebcontent.tar</text:p>
      <text:p text:style-name="P58">cd<text:span text:style-name="T58"> </text:span>~/SOFT/Github/GIT/<text:span text:style-name="T59">16_WEB_ARHIV</text:span><text:span text:style-name="T58"> </text:span>&amp;&amp;<text:span text:style-name="T58"> </text:span>docker<text:span text:style-name="T58"> </text:span>load<text:span text:style-name="T58"> </text:span>-i<text:span text:style-name="T58"> </text:span>createwebcontent.tar</text:p>
      <text:p text:style-name="P69"/>
      <text:p text:style-name="P75"/>
      <text:p text:style-name="P5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3-06T18:02:36.289107002</dc:date>
    <meta:editing-duration>P2DT14H17M8S</meta:editing-duration>
    <meta:editing-cycles>174</meta:editing-cycles>
    <meta:document-statistic meta:table-count="0" meta:image-count="0" meta:object-count="0" meta:page-count="4" meta:paragraph-count="116" meta:word-count="866" meta:character-count="8907" meta:non-whitespace-character-count="8082"/>
  </office:meta>
</office:document-meta>
</file>